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orBeanDefinitionParser.configureRejectionPolicy( Element element , BeanDefinitionBuilder buil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xecutorBeanDefinitionParser.doParse( Element element , ParserContext parserContext , BeanDefinitionBuilder buil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ecutorBeanDefinitionParser.getBeanClassNam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